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style:font-family-generic="swiss" style:font-pitch="fixed"/>
    <style:font-face style:name="SimSun1" svg:font-family="SimSun, 宋体"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6.607cm" table:align="left" style:writing-mode="lr-tb"/>
    </style:style>
    <style:style style:name="Tabla1.A" style:family="table-column">
      <style:table-column-properties style:column-width="5.292cm"/>
    </style:style>
    <style:style style:name="Tabla1.B" style:family="table-column">
      <style:table-column-properties style:column-width="11.315cm"/>
    </style:style>
    <style:style style:name="Tabla1.1" style:family="table-row">
      <style:table-row-properties style:keep-together="true" fo:keep-together="auto"/>
    </style:style>
    <style:style style:name="Tabla1.A1" style:family="table-cell">
      <style:table-cell-properties style:vertical-align="top" fo:background-color="#ffcc99" fo:padding="0.049cm" fo:border-left="0.035cm solid #808080" fo:border-right="none" fo:border-top="0.035cm solid #808080" fo:border-bottom="0.035cm solid #808080" style:writing-mode="lr-tb">
        <style:background-image/>
      </style:table-cell-properties>
    </style:style>
    <style:style style:name="Tabla1.B1" style:family="table-cell">
      <style:table-cell-properties style:vertical-align="top" fo:background-color="#ffcc99" fo:padding="0.049cm" fo:border="0.035cm solid #808080" style:writing-mode="lr-tb">
        <style:background-image/>
      </style:table-cell-properties>
    </style:style>
    <style:style style:name="Tabla1.A2" style:family="table-cell">
      <style:table-cell-properties style:vertical-align="top" fo:padding="0.049cm" fo:border-left="0.035cm solid #808080" fo:border-right="none" fo:border-top="none" fo:border-bottom="0.035cm solid #808080" style:writing-mode="lr-tb"/>
    </style:style>
    <style:style style:name="Tabla1.B2" style:family="table-cell">
      <style:table-cell-properties style:vertical-align="top" fo:padding="0.049cm" fo:border-left="0.035cm solid #808080" fo:border-right="0.035cm solid #808080" fo:border-top="none" fo:border-bottom="0.035cm solid #808080" style:writing-mode="lr-tb"/>
    </style:style>
    <style:style style:name="P1" style:family="paragraph" style:parent-style-name="Standard">
      <style:text-properties fo:color="#000080" style:font-name="Verdana" fo:language="es" fo:country="ES" fo:font-weight="bold" style:font-weight-asian="bold" style:font-name-complex="Verdana"/>
    </style:style>
    <style:style style:name="P2" style:family="paragraph" style:parent-style-name="Standard">
      <style:paragraph-properties fo:text-align="center" style:justify-single-word="false" fo:orphans="2" fo:widows="2"/>
    </style:style>
    <style:style style:name="P3" style:family="paragraph" style:parent-style-name="Text_20_body">
      <style:paragraph-properties loext:contextual-spacing="false" fo:margin-top="0cm" fo:margin-bottom="0cm" fo:orphans="2" fo:widows="2"/>
    </style:style>
    <style:style style:name="P4" style:family="paragraph" style:parent-style-name="Heading">
      <style:text-properties fo:color="#595959" style:font-name="Comic Sans MS" style:font-name-complex="Comic Sans MS"/>
    </style:style>
    <style:style style:name="P5" style:family="paragraph" style:parent-style-name="Standard">
      <style:paragraph-properties fo:orphans="2" fo:widows="2"/>
      <style:text-properties fo:color="#222222" style:font-name="Verdana" fo:font-size="14pt" style:font-size-asian="14pt" style:font-name-complex="Verdana" style:font-size-complex="14pt"/>
    </style:style>
    <style:style style:name="P6" style:family="paragraph" style:parent-style-name="Standard">
      <style:paragraph-properties fo:orphans="2" fo:widows="2"/>
      <style:text-properties fo:color="#222222" style:font-name="Verdana" fo:font-size="14pt" fo:language="en" fo:country="GB" style:font-size-asian="14pt" style:font-name-complex="Verdana" style:font-size-complex="14pt"/>
    </style:style>
    <style:style style:name="P7" style:family="paragraph" style:parent-style-name="Standard">
      <style:paragraph-properties fo:orphans="2" fo:widows="2"/>
      <style:text-properties fo:color="#222222" style:font-name="Verdana" fo:font-size="14pt" fo:language="es" fo:country="ES" style:font-size-asian="14pt" style:font-name-complex="Verdana" style:font-size-complex="14pt"/>
    </style:style>
    <style:style style:name="P8" style:family="paragraph" style:parent-style-name="Standard">
      <style:paragraph-properties fo:orphans="2" fo:widows="2"/>
      <style:text-properties fo:color="#222222" style:font-name="Verdana" fo:font-size="14pt" fo:language="fr" fo:country="FR" style:font-size-asian="14pt" style:font-name-complex="Verdana" style:font-size-complex="14pt"/>
    </style:style>
    <style:style style:name="P9" style:family="paragraph" style:parent-style-name="Standard">
      <style:paragraph-properties fo:orphans="2" fo:widows="2"/>
      <style:text-properties fo:color="#222222" style:font-name="Verdana" fo:font-size="14pt" fo:language="da" fo:country="DK" style:font-size-asian="14pt" style:font-name-complex="Verdana" style:font-size-complex="14pt"/>
    </style:style>
    <style:style style:name="P10" style:family="paragraph" style:parent-style-name="Standard">
      <style:paragraph-properties fo:orphans="2" fo:widows="2"/>
      <style:text-properties fo:color="#222222" fo:font-size="14pt" style:font-size-asian="14pt" style:font-size-complex="14pt"/>
    </style:style>
    <style:style style:name="P11" style:family="paragraph" style:parent-style-name="Standard">
      <style:paragraph-properties fo:orphans="2" fo:widows="2"/>
      <style:text-properties fo:color="#222222" fo:font-size="14pt" fo:language="en" fo:country="GB" style:font-size-asian="14pt"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orphans="2" fo:widows="2"/>
      <style:text-properties fo:font-size="14pt" style:font-size-asian="14pt" style:font-size-complex="14pt"/>
    </style:style>
    <style:style style:name="P14" style:family="paragraph" style:parent-style-name="Standard">
      <style:paragraph-properties fo:orphans="2" fo:widows="2"/>
      <style:text-properties fo:font-size="14pt" fo:language="en" fo:country="GB" style:font-size-asian="14pt" style:font-size-complex="14pt"/>
    </style:style>
    <style:style style:name="P15" style:family="paragraph" style:parent-style-name="Standard">
      <style:paragraph-properties fo:orphans="2" fo:widows="2"/>
      <style:text-properties fo:font-size="14pt" fo:language="fr" fo:country="FR" style:font-size-asian="14pt" style:font-size-complex="14pt"/>
    </style:style>
    <style:style style:name="P16" style:family="paragraph" style:parent-style-name="Standard">
      <style:paragraph-properties fo:orphans="2" fo:widows="2"/>
      <style:text-properties fo:color="#000080" style:font-name="Verdana" fo:font-size="14pt" fo:language="es" fo:country="ES" fo:font-weight="bold" style:font-size-asian="14pt" style:font-weight-asian="bold" style:font-name-complex="Verdana" style:font-size-complex="14pt"/>
    </style:style>
    <style:style style:name="P17" style:family="paragraph" style:parent-style-name="Standard">
      <style:paragraph-properties loext:contextual-spacing="false" fo:margin-top="0.212cm" fo:margin-bottom="0.212cm" fo:orphans="2" fo:widows="2"/>
      <style:text-properties fo:color="#222222" style:font-name="Verdana" fo:font-size="14pt" fo:language="en" fo:country="GB" style:font-size-asian="14pt" style:font-name-complex="Verdana" style:font-size-complex="14pt"/>
    </style:style>
    <style:style style:name="P18" style:family="paragraph" style:parent-style-name="Standard">
      <style:paragraph-properties loext:contextual-spacing="false" fo:margin-top="0.212cm" fo:margin-bottom="0.212cm" fo:orphans="2" fo:widows="2"/>
      <style:text-properties fo:color="#222222" style:font-name="Verdana" fo:font-size="14pt" fo:language="fr" fo:country="FR" style:font-size-asian="14pt" style:font-name-complex="Verdana" style:font-size-complex="14pt"/>
    </style:style>
    <style:style style:name="P19" style:family="paragraph" style:parent-style-name="Standard">
      <style:paragraph-properties loext:contextual-spacing="false" fo:margin-top="0.071cm" fo:margin-bottom="0.212cm" fo:orphans="2" fo:widows="2"/>
      <style:text-properties fo:font-size="14pt" style:font-size-asian="14pt" style:font-size-complex="14pt"/>
    </style:style>
    <style:style style:name="P20" style:family="paragraph" style:parent-style-name="Heading_20_3">
      <style:text-properties fo:color="#222222" style:font-name="Verdana" fo:font-size="16.5pt" fo:font-weight="normal" style:font-size-asian="16.5pt" style:font-weight-asian="normal" style:font-name-complex="Verdana"/>
    </style:style>
    <style:style style:name="P21" style:family="paragraph" style:parent-style-name="Table_20_Contents">
      <style:paragraph-properties loext:contextual-spacing="false" fo:margin-top="0.212cm" fo:margin-bottom="0.212cm" fo:padding-left="0.176cm" fo:padding-right="0.176cm" fo:padding-top="0.035cm" fo:padding-bottom="0.035cm" fo:border="0.035cm solid #000000"/>
      <style:text-properties fo:color="#000080" style:font-name="Verdana" fo:font-size="14pt" fo:font-weight="bold" style:font-size-asian="14pt" style:font-weight-asian="bold" style:font-name-complex="Verdana" style:font-size-complex="14pt"/>
    </style:style>
    <style:style style:name="P22" style:family="paragraph" style:parent-style-name="Table_20_Contents">
      <style:paragraph-properties loext:contextual-spacing="false" fo:margin-top="0.212cm" fo:margin-bottom="0.212cm" fo:text-align="justify" style:justify-single-word="false" fo:padding-left="0.176cm" fo:padding-right="0.176cm" fo:padding-top="0.035cm" fo:padding-bottom="0.035cm" fo:border="0.035cm solid #000000"/>
      <style:text-properties fo:color="#000080" style:font-name="Verdana" fo:font-size="14pt" fo:font-weight="bold" style:font-size-asian="14pt" style:font-weight-asian="bold" style:font-name-complex="Verdana" style:font-size-complex="14pt"/>
    </style:style>
    <style:style style:name="P23" style:family="paragraph" style:parent-style-name="Table_20_Contents">
      <style:paragraph-properties loext:contextual-spacing="false" fo:margin-top="0.212cm" fo:margin-bottom="0.212cm" fo:padding-left="0.176cm" fo:padding-right="0.176cm" fo:padding-top="0.035cm" fo:padding-bottom="0.035cm" fo:border="0.035cm solid #000000"/>
      <style:text-properties style:font-name="Verdana" fo:font-size="14pt" style:font-size-asian="14pt" style:font-name-complex="Verdana" style:font-size-complex="14pt"/>
    </style:style>
    <style:style style:name="P24" style:family="paragraph" style:parent-style-name="Table_20_Contents">
      <style:paragraph-properties loext:contextual-spacing="false" fo:margin-top="0.212cm" fo:margin-bottom="0.212cm" fo:text-align="justify" style:justify-single-word="false" fo:padding-left="0cm" fo:padding-right="0.176cm" fo:padding-top="0cm" fo:padding-bottom="0.035cm" fo:border-left="none" fo:border-right="0.035cm solid #000000" fo:border-top="none" fo:border-bottom="0.035cm solid #000000"/>
      <style:text-properties style:font-name="Verdana" fo:font-size="14pt" style:font-size-asian="14pt" style:font-name-complex="Verdana" style:font-size-complex="14pt"/>
    </style:style>
    <style:style style:name="P25" style:family="paragraph" style:parent-style-name="Table_20_Contents">
      <style:paragraph-properties loext:contextual-spacing="false" fo:margin-top="0.212cm" fo:margin-bottom="0.212cm" fo:text-align="justify" style:justify-single-word="false" fo:padding-left="0cm" fo:padding-right="0.176cm" fo:padding-top="0cm" fo:padding-bottom="0.035cm" fo:border-left="none" fo:border-right="0.035cm solid #000000" fo:border-top="none" fo:border-bottom="0.035cm solid #000000"/>
      <style:text-properties fo:font-size="14pt" style:font-size-asian="14pt" style:font-size-complex="14pt"/>
    </style:style>
    <style:style style:name="P26" style:family="paragraph" style:parent-style-name="Heading" style:master-page-name="Standard">
      <style:paragraph-properties style:page-number="auto"/>
      <style:text-properties fo:color="#595959" style:font-name="Comic Sans MS" style:font-name-complex="Comic Sans MS"/>
    </style:style>
    <style:style style:name="P27" style:family="paragraph" style:parent-style-name="Text_20_body">
      <style:paragraph-properties loext:contextual-spacing="false" fo:margin-top="0cm" fo:margin-bottom="0cm" fo:orphans="2" fo:widows="2"/>
      <style:text-properties fo:color="#222222" style:font-name="Verdana" fo:font-size="14pt" fo:language="es" fo:country="ES" style:font-size-asian="14pt" style:font-name-complex="Verdana" style:font-size-complex="14pt"/>
    </style:style>
    <style:style style:name="P28" style:family="paragraph" style:parent-style-name="Text_20_body">
      <style:paragraph-properties loext:contextual-spacing="false" fo:margin-top="0cm" fo:margin-bottom="0cm" fo:orphans="2" fo:widows="2"/>
      <style:text-properties fo:color="#222222" style:font-name="Verdana" fo:font-size="14pt" style:font-size-asian="14pt" style:font-name-complex="Verdana" style:font-size-complex="14pt"/>
    </style:style>
    <style:style style:name="P29" style:family="paragraph" style:parent-style-name="Text_20_body">
      <style:paragraph-properties loext:contextual-spacing="false" fo:margin-top="0cm" fo:margin-bottom="0cm" fo:orphans="2" fo:widows="2"/>
      <style:text-properties fo:color="#222222" style:font-name="Verdana" fo:font-size="14pt" fo:language="da" fo:country="DK" style:font-size-asian="14pt" style:font-name-complex="Verdana" style:font-size-complex="14pt"/>
    </style:style>
    <style:style style:name="P30" style:family="paragraph" style:parent-style-name="Text_20_body">
      <style:paragraph-properties loext:contextual-spacing="false" fo:margin-top="0cm" fo:margin-bottom="0cm" fo:orphans="2" fo:widows="2"/>
      <style:text-properties fo:color="#222222" style:font-name="Verdana" fo:font-size="14pt" fo:language="en" fo:country="GB" style:font-size-asian="14pt" style:font-name-complex="Verdana" style:font-size-complex="14pt"/>
    </style:style>
    <style:style style:name="P31" style:family="paragraph" style:parent-style-name="Text_20_body">
      <style:paragraph-properties loext:contextual-spacing="false" fo:margin-top="0cm" fo:margin-bottom="0cm" fo:orphans="2" fo:widows="2"/>
      <style:text-properties fo:color="#000080" style:font-name="Verdana" fo:font-size="14pt" fo:language="es" fo:country="ES" fo:font-weight="bold" style:font-size-asian="14pt" style:font-weight-asian="bold" style:font-name-complex="Verdana" style:font-size-complex="14pt"/>
    </style:style>
    <style:style style:name="P32" style:family="paragraph" style:parent-style-name="Text_20_body">
      <style:paragraph-properties loext:contextual-spacing="false" fo:margin-top="0cm" fo:margin-bottom="0cm" fo:orphans="2" fo:widows="2"/>
      <style:text-properties fo:font-size="14pt" style:font-size-asian="14pt" style:font-size-complex="14pt"/>
    </style:style>
    <style:style style:name="P33" style:family="paragraph" style:parent-style-name="Text_20_body">
      <style:paragraph-properties loext:contextual-spacing="false" fo:margin-top="0cm" fo:margin-bottom="0cm"/>
      <style:text-properties fo:font-size="14pt" style:font-size-asian="14pt" style:font-size-complex="14pt"/>
    </style:style>
    <style:style style:name="P34" style:family="paragraph" style:parent-style-name="Text_20_body">
      <style:paragraph-properties loext:contextual-spacing="false" fo:margin-top="0.141cm" fo:margin-bottom="0.212cm" fo:text-align="justify" style:justify-single-word="false" fo:orphans="2" fo:widows="2"/>
      <style:text-properties fo:color="#222222" style:font-name="Verdana" fo:font-size="14pt" fo:language="en" fo:country="GB" style:font-size-asian="14pt" style:font-name-complex="Verdana" style:font-size-complex="14pt"/>
    </style:style>
    <style:style style:name="P35" style:family="paragraph" style:parent-style-name="Text_20_body">
      <style:paragraph-properties loext:contextual-spacing="false" fo:margin-top="0.141cm" fo:margin-bottom="0.212cm" fo:text-align="justify" style:justify-single-word="false" fo:orphans="2" fo:widows="2"/>
      <style:text-properties fo:color="#222222" style:font-name="Verdana" fo:font-size="14pt" fo:language="es" fo:country="ES" style:font-size-asian="14pt" style:font-name-complex="Verdana" style:font-size-complex="14pt"/>
    </style:style>
    <style:style style:name="P36" style:family="paragraph" style:parent-style-name="Text_20_body">
      <style:paragraph-properties loext:contextual-spacing="false" fo:margin-top="0.141cm" fo:margin-bottom="0.212cm" fo:text-align="justify" style:justify-single-word="false" fo:orphans="2" fo:widows="2"/>
      <style:text-properties fo:color="#222222" style:font-name="Verdana" fo:font-size="14pt" style:font-size-asian="14pt" style:font-name-complex="Verdana" style:font-size-complex="14pt"/>
    </style:style>
    <style:style style:name="P37" style:family="paragraph" style:parent-style-name="Text_20_body">
      <style:paragraph-properties loext:contextual-spacing="false" fo:margin-top="0.141cm" fo:margin-bottom="0.212cm" fo:text-align="justify" style:justify-single-word="false" fo:orphans="2" fo:widows="2"/>
      <style:text-properties fo:color="#222222" style:font-name="Verdana" fo:font-size="14pt" fo:language="fr" fo:country="FR" style:font-size-asian="14pt" style:font-name-complex="Verdana" style:font-size-complex="14pt"/>
    </style:style>
    <style:style style:name="P38" style:family="paragraph" style:parent-style-name="Text_20_body">
      <style:paragraph-properties loext:contextual-spacing="false" fo:margin-top="0.141cm" fo:margin-bottom="0.212cm" fo:text-align="justify" style:justify-single-word="false" fo:orphans="2" fo:widows="2"/>
      <style:text-properties fo:font-size="14pt" style:font-size-asian="14pt" style:font-size-complex="14pt"/>
    </style:style>
    <style:style style:name="T1" style:family="text">
      <style:text-properties fo:color="#000080"/>
    </style:style>
    <style:style style:name="T2" style:family="text">
      <style:text-properties fo:color="#000080" style:font-name="Verdana" fo:font-size="10pt" fo:font-weight="bold" style:font-size-asian="10pt" style:font-weight-asian="bold" style:font-name-complex="Verdana"/>
    </style:style>
    <style:style style:name="T3" style:family="text">
      <style:text-properties fo:color="#000080" style:font-name="Verdana" fo:font-size="10pt" fo:font-weight="bold" fo:background-color="#ffff00" style:font-size-asian="10pt" style:font-weight-asian="bold" style:font-name-complex="Verdana" loext:char-shading-value="0"/>
    </style:style>
    <style:style style:name="T4" style:family="text">
      <style:text-properties fo:color="#000080" style:font-name="Verdana" fo:font-size="10pt" fo:language="es" fo:country="ES" fo:font-weight="bold" style:font-size-asian="10pt" style:font-weight-asian="bold" style:font-name-complex="Verdana"/>
    </style:style>
    <style:style style:name="T5" style:family="text">
      <style:text-properties fo:color="#000080" style:font-name="Verdana" fo:font-size="10pt" fo:language="es" fo:country="ES" style:font-size-asian="10pt" style:font-name-complex="Verdana"/>
    </style:style>
    <style:style style:name="T6" style:family="text">
      <style:text-properties fo:color="#000080" style:font-name="Verdana" fo:font-size="10pt" style:font-size-asian="10pt" style:font-name-complex="Verdana"/>
    </style:style>
    <style:style style:name="T7" style:family="text">
      <style:text-properties fo:color="#000080" style:font-name="Verdana" fo:font-size="10pt" fo:language="en" fo:country="GB" fo:font-weight="bold" style:font-size-asian="10pt" style:font-weight-asian="bold" style:font-name-complex="Verdana"/>
    </style:style>
    <style:style style:name="T8" style:family="text">
      <style:text-properties fo:color="#000080" style:font-name="Verdana" fo:font-size="15pt" fo:font-weight="bold" style:font-size-asian="15pt" style:font-weight-asian="bold" style:font-name-complex="Verdana" style:font-size-complex="15pt"/>
    </style:style>
    <style:style style:name="T9" style:family="text">
      <style:text-properties fo:color="#000080" style:font-name="Verdana" fo:font-weight="bold" style:font-weight-asian="bold" style:font-name-complex="Verdana"/>
    </style:style>
    <style:style style:name="T10" style:family="text">
      <style:text-properties fo:color="#000080" style:font-name="Verdana" fo:font-weight="bold" fo:background-color="#ffff00" style:font-weight-asian="bold" style:font-name-complex="Verdana" loext:char-shading-value="0"/>
    </style:style>
    <style:style style:name="T11" style:family="text">
      <style:text-properties fo:color="#000080" style:font-name="Verdana" fo:language="es" fo:country="ES" fo:font-weight="bold" style:font-weight-asian="bold" style:font-name-complex="Verdana"/>
    </style:style>
    <style:style style:name="T12" style:family="text">
      <style:text-properties fo:color="#000080" style:font-name="Verdana" fo:language="es" fo:country="ES" style:font-name-complex="Verdana"/>
    </style:style>
    <style:style style:name="T13" style:family="text">
      <style:text-properties fo:color="#000080" style:font-name="Verdana" style:font-name-complex="Verdana"/>
    </style:style>
    <style:style style:name="T14" style:family="text">
      <style:text-properties fo:color="#000080" style:font-name="Verdana" fo:language="en" fo:country="GB" fo:font-weight="bold" style:font-weight-asian="bold" style:font-name-complex="Verdana"/>
    </style:style>
    <style:style style:name="T15" style:family="text">
      <style:text-properties style:font-name="Verdana" style:font-name-complex="Verdana"/>
    </style:style>
    <style:style style:name="T16" style:family="text">
      <style:text-properties style:font-name="Verdana" fo:background-color="#ffff00" style:font-name-complex="Verdana" loext:char-shading-value="0"/>
    </style:style>
    <style:style style:name="T17" style:family="text">
      <style:text-properties fo:color="#222222"/>
    </style:style>
    <style:style style:name="T18" style:family="text">
      <style:text-properties fo:color="#222222" style:font-name="Verdana" fo:font-size="10pt" style:font-size-asian="10pt" style:font-name-complex="Verdana"/>
    </style:style>
    <style:style style:name="T19" style:family="text">
      <style:text-properties fo:color="#222222" style:font-name="Verdana" fo:font-size="10pt" fo:language="en" fo:country="GB" style:font-size-asian="10pt" style:font-name-complex="Verdana"/>
    </style:style>
    <style:style style:name="T20" style:family="text">
      <style:text-properties fo:color="#222222" style:font-name="Verdana" fo:font-size="10pt" fo:font-style="italic" style:font-size-asian="10pt" style:font-style-asian="italic" style:font-name-complex="Verdana"/>
    </style:style>
    <style:style style:name="T21" style:family="text">
      <style:text-properties fo:color="#222222" style:font-name="Verdana" fo:font-size="10pt" fo:background-color="#ffff00" style:font-size-asian="10pt" style:font-name-complex="Verdana" loext:char-shading-value="0"/>
    </style:style>
    <style:style style:name="T22" style:family="text">
      <style:text-properties fo:color="#222222" style:font-name="Verdana" fo:font-size="10pt" fo:background-color="#ffff00" style:font-size-asian="10pt" style:font-name-complex="Verdana" loext:char-shading-value="0"/>
    </style:style>
    <style:style style:name="T23" style:family="text">
      <style:text-properties fo:color="#222222" style:font-name="Verdana" fo:font-size="10pt" fo:font-weight="bold" style:font-size-asian="10pt" style:font-weight-asian="bold" style:font-name-complex="Verdana"/>
    </style:style>
    <style:style style:name="T24" style:family="text">
      <style:text-properties fo:color="#222222" style:font-name="Verdana" fo:font-size="10pt" fo:language="es" fo:country="ES" style:font-size-asian="10pt" style:font-name-complex="Verdana"/>
    </style:style>
    <style:style style:name="T25" style:family="text">
      <style:text-properties fo:color="#222222" style:font-name="Verdana" fo:font-size="10pt" fo:language="es" fo:country="ES" fo:font-style="italic" style:font-size-asian="10pt" style:font-style-asian="italic" style:font-name-complex="Verdana"/>
    </style:style>
    <style:style style:name="T26" style:family="text">
      <style:text-properties fo:color="#222222" style:font-name="Verdana" fo:font-size="10pt" fo:language="da" fo:country="DK" style:font-size-asian="10pt" style:font-name-complex="Verdana"/>
    </style:style>
    <style:style style:name="T27" style:family="text">
      <style:text-properties fo:color="#222222" style:font-name="Verdana" fo:font-size="10pt" fo:language="fr" fo:country="FR" style:font-size-asian="10pt" style:font-name-complex="Verdana"/>
    </style:style>
    <style:style style:name="T28" style:family="text">
      <style:text-properties fo:color="#222222" style:font-name="Verdana" fo:font-size="15pt" style:font-size-asian="15pt" style:font-name-complex="Verdana" style:font-size-complex="15pt"/>
    </style:style>
    <style:style style:name="T29" style:family="text">
      <style:text-properties fo:color="#222222" style:font-name="Verdana" style:font-name-complex="Verdana"/>
    </style:style>
    <style:style style:name="T30" style:family="text">
      <style:text-properties fo:color="#222222" style:font-name="Verdana" fo:font-style="italic" style:font-style-asian="italic" style:font-name-complex="Verdana"/>
    </style:style>
    <style:style style:name="T31" style:family="text">
      <style:text-properties fo:color="#222222" style:font-name="Verdana" fo:background-color="#ffff00" style:font-name-complex="Verdana" loext:char-shading-value="0"/>
    </style:style>
    <style:style style:name="T32" style:family="text">
      <style:text-properties fo:color="#222222" style:font-name="Verdana" fo:background-color="#ffff00" style:font-name-complex="Verdana" loext:char-shading-value="0"/>
    </style:style>
    <style:style style:name="T33" style:family="text">
      <style:text-properties fo:color="#222222" style:font-name="Verdana" fo:font-weight="bold" style:font-weight-asian="bold" style:font-name-complex="Verdana"/>
    </style:style>
    <style:style style:name="T34" style:family="text">
      <style:text-properties fo:color="#222222" style:font-name="Verdana" fo:language="en" fo:country="GB" style:font-name-complex="Verdana"/>
    </style:style>
    <style:style style:name="T35" style:family="text">
      <style:text-properties fo:color="#222222" style:font-name="Verdana" fo:language="da" fo:country="DK" style:font-name-complex="Verdana"/>
    </style:style>
    <style:style style:name="T36" style:family="text">
      <style:text-properties fo:color="#222222" style:font-name="Verdana" fo:language="es" fo:country="ES" style:font-name-complex="Verdana"/>
    </style:style>
    <style:style style:name="T37" style:family="text">
      <style:text-properties fo:color="#222222" style:font-name="Verdana" fo:language="es" fo:country="ES" fo:font-style="italic" style:font-style-asian="italic" style:font-name-complex="Verdana"/>
    </style:style>
    <style:style style:name="T38" style:family="text">
      <style:text-properties fo:color="#222222" style:font-name="Verdana" fo:language="fr" fo:country="FR" style:font-name-complex="Verdana"/>
    </style:style>
    <style:style style:name="T39" style:family="text">
      <style:text-properties fo:color="#222222" fo:language="en" fo:country="GB"/>
    </style:style>
    <style:style style:name="T40" style:family="text">
      <style:text-properties fo:color="#222222" fo:language="fr" fo:country="FR"/>
    </style:style>
    <style:style style:name="T41" style:family="text">
      <style:text-properties fo:color="#888888" fo:font-size="10pt" fo:language="es" fo:country="ES" style:text-underline-style="none" style:font-size-asian="10pt"/>
    </style:style>
    <style:style style:name="T42" style:family="text">
      <style:text-properties fo:color="#888888" fo:font-size="10pt" style:text-underline-style="none" style:font-size-asian="10pt"/>
    </style:style>
    <style:style style:name="T43" style:family="text">
      <style:text-properties fo:color="#888888" fo:language="es" fo:country="ES" style:text-underline-style="none"/>
    </style:style>
    <style:style style:name="T44" style:family="text">
      <style:text-properties fo:color="#888888" style:text-underline-style="none"/>
    </style:style>
    <style:style style:name="T45" style:family="text">
      <style:text-properties fo:color="#888888" fo:font-size="14pt" fo:language="es" fo:country="ES" style:text-underline-style="none" style:font-size-asian="14pt" style:font-size-complex="14pt"/>
    </style:style>
    <style:style style:name="T46" style:family="text">
      <style:text-properties fo:color="#888888" fo:font-size="14pt" style:text-underline-style="none" style:font-size-asian="14pt" style:font-size-complex="14pt"/>
    </style:style>
    <style:style style:name="T47" style:family="text">
      <style:text-properties fo:background-color="#ffff00" loext:char-shading-value="0"/>
    </style:style>
    <style:style style:name="T48" style:family="text">
      <style:text-properties fo:color="#0066cc" style:font-name="Consolas" fo:font-size="12pt" style:text-underline-style="solid" style:text-underline-width="auto" style:text-underline-color="font-color" style:font-name-asian="Consolas" style:font-size-asian="12pt" style:font-name-complex="Consolas" style:font-size-complex="12pt"/>
    </style:style>
    <style:style style:name="T49" style:family="text">
      <style:text-properties fo:color="#0066cc" style:font-name="Consolas" style:text-underline-style="solid" style:text-underline-width="auto" style:text-underline-color="font-color" style:font-name-asian="Consolas" style:font-name-complex="Consolas"/>
    </style:style>
    <style:style style:name="T50" style:family="text">
      <style:text-properties fo:font-size="14pt" style:font-size-asian="14pt" style:font-size-complex="14pt"/>
    </style:style>
    <style:style style:name="fr1" style:family="graphic" style:parent-style-name="Graphics">
      <style:graphic-properties fo:margin-left="0cm" fo:margin-right="0cm" style:vertical-pos="top" style:vertical-rel="baseline" fo:padding="0cm" fo:border="0.002cm solid #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ESARROLLO DE APLICACIONES WEB</text:p>
      <text:p text:style-name="P4">PROGRAMACIÓN. 2021/2022</text:p>
      <text:p text:style-name="Standard"/>
      <text:h text:style-name="P20" text:outline-level="3">Java ArrayList. Estructura dinámica de datos</text:h>
      <text:p text:style-name="P1">DECLARACIÓN Y CREACIÓN DE UN ARRAYLIST</text:p>
      <text:p text:style-name="P5">De forma general un ArrayList en Java se crea de la siguiente forma:</text:p>
      <text:p text:style-name="P5"/>
      <text:p text:style-name="P6">ArrayList nombreArray = new ArrayList();</text:p>
      <text:p text:style-name="P6"/>
      <text:p text:style-name="P13"><text:span text:style-name="T29">Esta instrucción crea el ArrayList </text:span><text:span text:style-name="T30">nombreArray </text:span><text:span text:style-name="T31">vacío.</text:span></text:p>
      <text:p text:style-name="P13"><text:span text:style-name="T29">Un arrayList declarado así </text:span><text:span text:style-name="T31">puede contener objetos de cualquier tipo</text:span><text:span text:style-name="T29">.</text:span></text:p>
      <text:p text:style-name="P5">Por ejemplo:</text:p>
      <text:p text:style-name="P5">ArrayList a = new ArrayList();</text:p>
      <text:p text:style-name="P5">a.add("Lenguaje");</text:p>
      <text:p text:style-name="P5">a.add(3);</text:p>
      <text:p text:style-name="P5">a.add('a');</text:p>
      <text:p text:style-name="P5">a.add(23.5);</text:p>
      <text:p text:style-name="P5">Los elementos del arrayList a son:<text:line-break/>“Lenguaje” 3 ‘a’ <text:s text:c="2"/>Y 23.5</text:p>
      <text:p text:style-name="P13"><text:span text:style-name="T29">Es decir, </text:span><text:span text:style-name="T9">un ArrayList </text:span><text:span text:style-name="T10">puede contener objetos de tipos distintos</text:span><text:span text:style-name="T31">.</text:span></text:p>
      <text:p text:style-name="P13"/>
      <text:p text:style-name="P13"><text:span text:style-name="T29">En este ejemplo, el primer objeto que se añade es el String “Lenguaje”. El resto no son objetos. Son datos de tipos básicos pero el compilador los convierte automáticamente en objetos de su </text:span><text:span text:style-name="T10">clase envolvente </text:span><text:span text:style-name="T31">(clase contenedora o wrapper)</text:span><text:span text:style-name="T29"> antes de añadirlos al array.</text:span></text:p>
      <text:p text:style-name="P5">Un array al que se le pueden asignar elementos de distintos tipos <text:s/>puede tener alguna complicación a la hora de trabajar con él. Por eso, una alternativa a esta declaración es indicar el tipo de objetos que contiene. En este caso, el array solo podrá contener objetos de ese tipo.</text:p>
      <text:p text:style-name="P5">De forma general:</text:p>
      <text:p text:style-name="P17">ArrayList&lt;tipo&gt; nombreArray = new ArrayList&lt;tipo&gt;();</text:p>
      <text:p text:style-name="P13"><text:span text:style-name="T9">tipo</text:span><text:span text:style-name="T33"> </text:span><text:span text:style-name="T9">debe ser una clase</text:span><text:span text:style-name="T29">. Indica el tipo de objetos que contendrá el array.</text:span></text:p>
      <text:p text:style-name="P13"><text:span text:style-name="T31">No se pueden usar tipos primitivos</text:span><text:span text:style-name="T29">. </text:span><text:span text:style-name="T31">Para un tipo primitivo se debe utilizar su clase envolvente.</text:span></text:p>
      <text:p text:style-name="P5">Por ejemplo:</text:p>
      <text:p text:style-name="P5">ArrayList&lt;Integer&gt; numeros = new ArrayList&lt;Integer&gt;();</text:p>
      <text:p text:style-name="P13"><text:soft-page-break/><text:span text:style-name="T29">Crea el array </text:span><text:span text:style-name="T30">numeros </text:span><text:span text:style-name="T29">de enteros.</text:span></text:p>
      <text:p text:style-name="P12"/>
      <text:p text:style-name="P16">MÉTODOS DE ARRAYLIST</text:p>
      <text:p text:style-name="P7">Algunos métodos que proporciona ArrayList son:</text:p>
      <table:table table:name="Tabla1" table:style-name="Tabla1">
        <table:table-column table:style-name="Tabla1.A"/>
        <table:table-column table:style-name="Tabla1.B"/>
        <table:table-row table:style-name="Tabla1.1">
          <table:table-cell table:style-name="Tabla1.A1" office:value-type="string">
            <text:p text:style-name="P21">MÉTODO</text:p>
          </table:table-cell>
          <table:table-cell table:style-name="Tabla1.B1" office:value-type="string">
            <text:p text:style-name="P22">DESCRIPCIÓN</text:p>
          </table:table-cell>
        </table:table-row>
        <table:table-row table:style-name="Tabla1.1">
          <table:table-cell table:style-name="Tabla1.A2" office:value-type="string">
            <text:p text:style-name="P23">size()</text:p>
          </table:table-cell>
          <table:table-cell table:style-name="Tabla1.B2" office:value-type="string">
            <text:p text:style-name="P24">Devuelve el número de elementos (int)</text:p>
          </table:table-cell>
        </table:table-row>
        <table:table-row table:style-name="Tabla1.1">
          <table:table-cell table:style-name="Tabla1.A2" office:value-type="string">
            <text:p text:style-name="P23">add(X)</text:p>
          </table:table-cell>
          <table:table-cell table:style-name="Tabla1.B2" office:value-type="string">
            <text:p text:style-name="P24">Añade el objeto X al final. Devuelve true.</text:p>
          </table:table-cell>
        </table:table-row>
        <table:table-row table:style-name="Tabla1.1">
          <table:table-cell table:style-name="Tabla1.A2" office:value-type="string">
            <text:p text:style-name="P23">add(posición, X)</text:p>
          </table:table-cell>
          <table:table-cell table:style-name="Tabla1.B2" office:value-type="string">
            <text:p text:style-name="P24">Inserta el objeto X en la posición indicada.<text:span text:style-name="T47">exception</text:span> si no existe la posicion <text:span text:style-name="T49">IndexOutOfBoundsException</text:span></text:p>
          </table:table-cell>
        </table:table-row>
        <table:table-row table:style-name="Tabla1.1">
          <table:table-cell table:style-name="Tabla1.A2" office:value-type="string">
            <text:p text:style-name="P23">get(posicion)</text:p>
          </table:table-cell>
          <table:table-cell table:style-name="Tabla1.B2" office:value-type="string">
            <text:p text:style-name="P24">Devuelve el elemento que está en la posición indicada.Empieza posicion 0.<text:span text:style-name="T47">exception</text:span> si no existe la posicion <text:span text:style-name="T49">IndexOutOfBoundsException</text:span> </text:p>
          </table:table-cell>
        </table:table-row>
        <table:table-row table:style-name="Tabla1.1">
          <table:table-cell table:style-name="Tabla1.A2" office:value-type="string">
            <text:p text:style-name="P23">remove(posicion)</text:p>
          </table:table-cell>
          <table:table-cell table:style-name="Tabla1.B2" office:value-type="string">
            <text:p text:style-name="P24">Elimina el elemento que se encuentra en la posición indicada. Devuelve el elemento eliminado.</text:p>
            <text:p text:style-name="P24"><text:span text:style-name="T47">exception</text:span> si no existe la posicion <text:span text:style-name="T49">IndexOutOfBoundsException</text:span> </text:p>
          </table:table-cell>
        </table:table-row>
        <table:table-row table:style-name="Tabla1.1">
          <table:table-cell table:style-name="Tabla1.A2" office:value-type="string">
            <text:p text:style-name="P23">remove(X)</text:p>
          </table:table-cell>
          <table:table-cell table:style-name="Tabla1.B2" office:value-type="string">
            <text:p text:style-name="P24">Elimina la primera ocurrencia del objeto X. Devuelve true si el elemento está en la lista.</text:p>
          </table:table-cell>
        </table:table-row>
        <table:table-row table:style-name="Tabla1.1">
          <table:table-cell table:style-name="Tabla1.A2" office:value-type="string">
            <text:p text:style-name="P23">clear()</text:p>
          </table:table-cell>
          <table:table-cell table:style-name="Tabla1.B2" office:value-type="string">
            <text:p text:style-name="P24">Elimina todos los elementos.</text:p>
          </table:table-cell>
        </table:table-row>
        <table:table-row table:style-name="Tabla1.1">
          <table:table-cell table:style-name="Tabla1.A2" office:value-type="string">
            <text:p text:style-name="P23">set(posición, X)</text:p>
          </table:table-cell>
          <table:table-cell table:style-name="Tabla1.B2" office:value-type="string">
            <text:p text:style-name="P24">Sustituye el elemento que se encuentra en la posición indicada por el objeto X. Devuelve el elemento sustituido.exception si posicion no existe</text:p>
          </table:table-cell>
        </table:table-row>
        <table:table-row table:style-name="Tabla1.1">
          <table:table-cell table:style-name="Tabla1.A2" office:value-type="string">
            <text:p text:style-name="P23">contains(X)</text:p>
          </table:table-cell>
          <table:table-cell table:style-name="Tabla1.B2" office:value-type="string">
            <text:p text:style-name="P25"><text:span text:style-name="T16">Comprueba si la colección</text:span><text:span text:style-name="T15"> contiene al objeto X. Devuelve true o false.</text:span></text:p>
          </table:table-cell>
        </table:table-row>
        <table:table-row table:style-name="Tabla1.1">
          <table:table-cell table:style-name="Tabla1.A2" office:value-type="string">
            <text:p text:style-name="P23">indexOf(X)</text:p>
          </table:table-cell>
          <table:table-cell table:style-name="Tabla1.B2" office:value-type="string">
            <text:p text:style-name="P24">Devuelve la posición del objeto X. Si no <text:soft-page-break/>existe devuelve -1</text:p>
          </table:table-cell>
        </table:table-row>
      </table:table>
      <text:p text:style-name="P27">Los puedes consultar todos en:</text:p>
      <text:p text:style-name="P3"><text:a xlink:type="simple" xlink:href="http://docs.oracle.com/javase/9/docs/api/java/util/ArrayList.html" text:style-name="Internet_20_link" text:visited-style-name="Visited_20_Internet_20_Link"><text:span text:style-name="Internet_20_link"><text:span text:style-name="T45">http://docs.oracle.com/javase/9/docs/api/java/util/ArrayList.html</text:span></text:span></text:a></text:p>
      <text:p text:style-name="P31">RECORRER UN ARRAYLIST</text:p>
      <text:p text:style-name="P32"><text:span text:style-name="T29">Podemos recorrerlo de forma clásica con un </text:span><text:span text:style-name="T9">bucle for:</text:span></text:p>
      <text:p text:style-name="P28"/>
      <text:p text:style-name="P29">for(int i = 0;i&lt;array.size();i++){</text:p>
      <text:p text:style-name="P32"><text:span text:style-name="T34"><text:tab/></text:span><text:span text:style-name="T35">System.out.println(array.get(i));</text:span></text:p>
      <text:p text:style-name="P27">}</text:p>
      <text:p text:style-name="P28"/>
      <text:p text:style-name="P32"><text:span text:style-name="T36">Con un </text:span><text:span text:style-name="T11">bucle foreach:</text:span></text:p>
      <text:p text:style-name="P32"><text:span text:style-name="T36">Si suponemos el array de enteros llamado </text:span><text:span text:style-name="T37">numeros:</text:span></text:p>
      <text:p text:style-name="P29">for(Integer i: numeros){</text:p>
      <text:p text:style-name="P32"><text:span text:style-name="T34"><text:s/></text:span><text:span text:style-name="T35">System.out.println(i);</text:span></text:p>
      <text:p text:style-name="P27">}</text:p>
      <text:p text:style-name="P28"/>
      <text:p text:style-name="P27">Si el array contiene objetos de tipos distintos o desconocemos el tipo:</text:p>
      <text:p text:style-name="P30">for(Object o: nombreArray){</text:p>
      <text:p text:style-name="P30"><text:tab/></text:p>
      <text:p text:style-name="P30">System.out.println(o);</text:p>
      <text:p text:style-name="P27">}</text:p>
      <text:p text:style-name="P28"/>
      <text:p text:style-name="P32"><text:span text:style-name="T29">Utilizando un </text:span><text:span text:style-name="T9">objeto Iterator</text:span><text:span text:style-name="T29">.</text:span></text:p>
      <text:p text:style-name="P3"><text:a xlink:type="simple" xlink:href="http://docs.oracle.com/javase/9/docs/api/java/util/Iterator.html" text:style-name="Internet_20_link" text:visited-style-name="Visited_20_Internet_20_Link"><text:span text:style-name="Internet_20_link"><text:span text:style-name="T46">http://docs.oracle.com/javase/9/docs/api/java/util/Iterator.html</text:span></text:span></text:a></text:p>
      <text:p text:style-name="P28">La ventaja de utilizar un Iterador es que no necesitamos indicar el tipo de objetos que contiene el array.</text:p>
      <text:p text:style-name="P28">Iterator tiene como métodos:</text:p>
      <text:p text:style-name="P32"><text:span text:style-name="T9">hasNext</text:span><text:span text:style-name="T29">: devuelve true si hay más elementos en el array.</text:span></text:p>
      <text:p text:style-name="P32"><text:span text:style-name="T9">Next</text:span><text:span text:style-name="T29">: devuelve el siguiente objeto contenido en el array.</text:span></text:p>
      <text:p text:style-name="P28">Ejemplo:</text:p>
      <text:p text:style-name="P27">ArrayList&lt;Integer&gt; numeros = new ArrayList&lt;Integer&gt;();</text:p>
      <text:p text:style-name="P32"><text:span text:style-name="T17">…</text:span><text:span text:style-name="T29">..</text:span></text:p>
      <text:p text:style-name="P28">//se insertan elementos</text:p>
      <text:p text:style-name="P28">.....</text:p>
      <text:p text:style-name="P28"/>
      <text:p text:style-name="P32"><text:span text:style-name="T31">Iterator it = numeros.iterator();</text:span><text:span text:style-name="T13">//se crea el iterador it para el arrayList <text:s/>numeros</text:span></text:p>
      <text:p text:style-name="P32"><text:span text:style-name="T29">while(it.hasNext()) </text:span><text:span text:style-name="T13">//mientras queden elementos</text:span></text:p>
      <text:p text:style-name="P32"><text:span text:style-name="T29">System.out.println(it.next());</text:span><text:span text:style-name="T13">//se obtienen y se muestran</text:span></text:p>
      <text:p text:style-name="P28"/>
      <text:p text:style-name="P31"><text:soft-page-break/>EJEMPLOS DE USO DE ARRAYLIST</text:p>
      <text:p text:style-name="P32"><text:span text:style-name="T14">Ejemplo 1</text:span><text:span text:style-name="T34">:</text:span></text:p>
      <text:p text:style-name="P34">ArrayList&lt;String&gt; nombres = new ArrayList&lt;String&gt;();</text:p>
      <text:p text:style-name="P35">nombres.add("Ana");</text:p>
      <text:p text:style-name="P35">nombres.add("Luisa");</text:p>
      <text:p text:style-name="P35">nombres.add("Felipe");</text:p>
      <text:p text:style-name="P38"><text:span text:style-name="T29">System.out.println(nombres);</text:span><text:span text:style-name="T13">//[Ana, Luisa, Felipe]</text:span></text:p>
      <text:p text:style-name="P36">nombres.add(1, "Pablo");</text:p>
      <text:p text:style-name="P38"><text:span text:style-name="T29">System.out.println(nombres);</text:span><text:span text:style-name="T13">// [Ana, Pablo, Luisa, Felipe]</text:span></text:p>
      <text:p text:style-name="P36">nombres.remove(0);</text:p>
      <text:p text:style-name="P38"><text:span text:style-name="T29">System.out.println(nombres);</text:span><text:span text:style-name="T13">// [Pablo, Luisa, Felipe]</text:span></text:p>
      <text:p text:style-name="P37">nombres.set(0,"Alfonso");</text:p>
      <text:p text:style-name="P38"><text:span text:style-name="T29">System.out.println(nombres);</text:span><text:span text:style-name="T13">// [Alfonso, Luisa, Felipe]</text:span></text:p>
      <text:p text:style-name="P34">String s = nombres.get(1);</text:p>
      <text:p text:style-name="P36">String ultimo = nombres.get(nombres.size() - 1);</text:p>
      <text:p text:style-name="P38"><text:span text:style-name="T29">System.out.println(s + " " + ultimo);</text:span><text:span text:style-name="T13">// Luisa Felipe</text:span></text:p>
      <text:p text:style-name="P33"><text:line-break/><text:span text:style-name="T9">Ejemplo 2:</text:span><text:span text:style-name="T29">Escribe un programa que lea números enteros y los guarde en un ArrayList hasta que se lea un 0 y muestra los números leídos, su suma y su media.</text:span></text:p>
      <text:p text:style-name="P8">import java.util.*;</text:p>
      <text:p text:style-name="P8"/>
      <text:p text:style-name="P6">public class ArrayList2 {</text:p>
      <text:p text:style-name="P14"/>
      <text:p text:style-name="P13"><text:span text:style-name="T39"><text:s/></text:span><text:span text:style-name="T34">public static void main(String[] args) {</text:span></text:p>
      <text:p text:style-name="P13"><text:span text:style-name="T39"><text:s text:c="2"/></text:span><text:span text:style-name="T34">Scanner sc = new Scanner(System.in);</text:span></text:p>
      <text:p text:style-name="P13"><text:span text:style-name="T39"><text:s text:c="2"/></text:span><text:span text:style-name="T34">ArrayList&lt;Integer&gt; numeros = new ArrayList&lt;Integer&gt;();</text:span></text:p>
      <text:p text:style-name="P13"><text:span text:style-name="T39"><text:s text:c="2"/></text:span><text:span text:style-name="T34">int n;</text:span></text:p>
      <text:p text:style-name="P13"><text:span text:style-name="T39"><text:s text:c="2"/></text:span><text:span text:style-name="T34">do {</text:span></text:p>
      <text:p text:style-name="P13"><text:span text:style-name="T39"><text:s text:c="3"/></text:span><text:span text:style-name="T29">System.out.println("Introduce números enteros. 0 para acabar: ");</text:span></text:p>
      <text:p text:style-name="P13"><text:span text:style-name="T17"><text:s text:c="3"/></text:span><text:span text:style-name="T29">System.out.println("Numero: ");</text:span></text:p>
      <text:p text:style-name="P13"><text:span text:style-name="T17"><text:s text:c="3"/></text:span><text:span text:style-name="T34">n = sc.nextInt();</text:span></text:p>
      <text:p text:style-name="P13"><text:span text:style-name="T39"><text:s text:c="3"/></text:span><text:span text:style-name="T34">if (n != 0)</text:span></text:p>
      <text:p text:style-name="P13"><text:soft-page-break/><text:span text:style-name="T39"><text:s text:c="4"/></text:span><text:span text:style-name="T34">numeros.add(n);</text:span></text:p>
      <text:p text:style-name="P13"><text:span text:style-name="T39"><text:s text:c="2"/></text:span><text:span text:style-name="T36">}while (n != 0);</text:span></text:p>
      <text:p text:style-name="P10"><text:s text:c="3"/></text:p>
      <text:p text:style-name="P13"><text:span text:style-name="T17"><text:s text:c="2"/></text:span><text:span text:style-name="T29">System.out.println("Ha introducido: " + numeros.size() + " números:");</text:span></text:p>
      <text:p text:style-name="P10"><text:s text:c="3"/></text:p>
      <text:p text:style-name="P13"><text:span text:style-name="T17"><text:s text:c="2"/></text:span><text:span text:style-name="T13">//mostrar el arrayList completo</text:span></text:p>
      <text:p text:style-name="P13"><text:span text:style-name="T17"><text:s text:c="2"/></text:span><text:span text:style-name="T29">System.out.println(numeros);</text:span></text:p>
      <text:p text:style-name="P10"><text:s text:c="3"/></text:p>
      <text:p text:style-name="P13"><text:span text:style-name="T17"><text:s/></text:span><text:span text:style-name="T1"><text:s/></text:span><text:span text:style-name="T13">//recorrido usando un iterador para mostrar un elemento por línea</text:span></text:p>
      <text:p text:style-name="P13"><text:span text:style-name="T17"><text:s text:c="2"/></text:span><text:span text:style-name="T34">Iterator it = numeros.iterator();</text:span></text:p>
      <text:p text:style-name="P13"><text:span text:style-name="T39"><text:s text:c="2"/></text:span><text:span text:style-name="T34">while(it.hasNext())</text:span></text:p>
      <text:p text:style-name="P13"><text:span text:style-name="T39"><text:s text:c="4"/></text:span><text:span text:style-name="T34">System.out.println(it.next());</text:span></text:p>
      <text:p text:style-name="P11"><text:s text:c="2"/></text:p>
      <text:p text:style-name="P13"><text:span text:style-name="T39"><text:s text:c="2"/></text:span><text:span text:style-name="T13">//recorrido usando foreach para sumar los elementos</text:span></text:p>
      <text:p text:style-name="P13"><text:span text:style-name="T17"><text:s text:c="2"/></text:span><text:span text:style-name="T34">double suma = 0;</text:span></text:p>
      <text:p text:style-name="P13"><text:span text:style-name="T39"><text:s text:c="2"/></text:span><text:span text:style-name="T34">for(Integer i: numeros){</text:span></text:p>
      <text:p text:style-name="P13"><text:span text:style-name="T39"><text:s text:c="3"/></text:span><text:span text:style-name="T29">suma = suma + i;</text:span></text:p>
      <text:p text:style-name="P13"><text:span text:style-name="T17"><text:s text:c="2"/></text:span><text:span text:style-name="T29">}</text:span></text:p>
      <text:p text:style-name="P13"><text:span text:style-name="T17"><text:s text:c="2"/></text:span><text:span text:style-name="T29">System.out.println("Suma: " + suma);</text:span></text:p>
      <text:p text:style-name="P13"><text:span text:style-name="T17"><text:s text:c="2"/></text:span><text:span text:style-name="T29">System.out.println("Media: " + suma/numeros.size());</text:span></text:p>
      <text:p text:style-name="P13"><text:span text:style-name="T17"><text:s/></text:span><text:span text:style-name="T29">}</text:span></text:p>
      <text:p text:style-name="P5">}</text:p>
      <text:p text:style-name="P13"/>
      <text:p text:style-name="P16">COPIAR UN ARRAYLIST</text:p>
      <text:p text:style-name="P5">El nombre de un ArrayList contiene la referencia al ArrayList, es decir, la dirección de memoria donde se encuentra el ArrayList, igual que sucede con los arrays estáticos.</text:p>
      <text:p text:style-name="P5">Si disponemos de un ArrayList de enteros llamado ventas:</text:p>
      <text:p text:style-name="P2"><text:span text:style-name="T50"><draw:frame draw:style-name="fr1" draw:name="gráficos1" text:anchor-type="as-char" svg:width="9.349cm" svg:height="3.579cm" draw:z-index="0"><draw:image xlink:href="https://1.bp.blogspot.com/-jXDkrWrtHYI/UMn6NrzpGJI/AAAAAAAAAHo/IIGXwYC6H-g/s1600/ArrayList-java-1.JPG" xlink:type="simple" xlink:show="embed" xlink:actuate="onLoad"/></draw:frame></text:span><text:a xlink:type="simple" xlink:href="http://1.bp.blogspot.com/-jXDkrWrtHYI/UMn6NrzpGJI/AAAAAAAAAHo/IIGXwYC6H-g/s1600/ArrayList-java-1.JPG" text:style-name="Internet_20_link" text:visited-style-name="Visited_20_Internet_20_Link"><text:span text:style-name="T50"> </text:span></text:a><text:a xlink:type="simple" xlink:href="http://1.bp.blogspot.com/-jXDkrWrtHYI/UMn6NrzpGJI/AAAAAAAAAHo/IIGXwYC6H-g/s1600/ArrayList-java-1.JPG" text:style-name="Internet_20_link" text:visited-style-name="Visited_20_Internet_20_Link"><text:span text:style-name="Internet_20_link"><text:span text:style-name="T50"><text:s text:c="4"/></text:span></text:span></text:a></text:p>
      <text:p text:style-name="P5"/>
      <text:p text:style-name="P5"><text:line-break/><text:line-break/><text:line-break/><text:line-break/><text:line-break/><text:line-break/><text:soft-page-break/><text:line-break/>La instrucción:</text:p>
      <text:p text:style-name="P5">ArrayList&lt;Integer&gt; ventas1 = ventas;</text:p>
      <text:p text:style-name="P13"><text:span text:style-name="T29">No copia el array ventas en el nuevo array ventas1 sino que </text:span><text:span text:style-name="T9">crea un alias</text:span><text:span text:style-name="T29">:</text:span></text:p>
      <text:p text:style-name="P5"/>
      <text:p text:style-name="P2"><text:span text:style-name="T50"><draw:frame draw:style-name="fr1" draw:name="gráficos2" text:anchor-type="as-char" svg:width="15.722cm" svg:height="3.103cm" draw:z-index="1"><draw:image xlink:href="https://2.bp.blogspot.com/-rs02Tvk-Sec/UMn6XoEhofI/AAAAAAAAAHw/mF9TNfd4BOs/s1600/ArrayList-java-2.JPG" xlink:type="simple" xlink:show="embed" xlink:actuate="onLoad"/></draw:frame></text:span><text:a xlink:type="simple" xlink:href="http://2.bp.blogspot.com/-rs02Tvk-Sec/UMn6XoEhofI/AAAAAAAAAHw/mF9TNfd4BOs/s1600/ArrayList-java-2.JPG" text:style-name="Internet_20_link" text:visited-style-name="Visited_20_Internet_20_Link"><text:span text:style-name="T50"> </text:span></text:a><text:a xlink:type="simple" xlink:href="http://2.bp.blogspot.com/-rs02Tvk-Sec/UMn6XoEhofI/AAAAAAAAAHw/mF9TNfd4BOs/s1600/ArrayList-java-2.JPG" text:style-name="Internet_20_link" text:visited-style-name="Visited_20_Internet_20_Link"><text:span text:style-name="Internet_20_link"><text:span text:style-name="T50"><text:s text:c="4"/></text:span></text:span></text:a></text:p>
      <text:p text:style-name="P5"/>
      <text:p text:style-name="P5"><text:line-break/><text:line-break/><text:line-break/><text:line-break/><text:line-break/><text:line-break/><text:line-break/>De esta forma tenemos dos formas de acceder al mismo ArrayList: mediante la referencia ventas y mediante la referencia ventas1.</text:p>
      <text:p text:style-name="P13"><text:span text:style-name="T29">Para hacer una copia </text:span><text:span text:style-name="T36">podemos hacerlo de forma manual elemento a elemento o </text:span><text:span text:style-name="T29">se puede pasar la referencia del ArrayList original al constructor del nuevo:</text:span></text:p>
      <text:p text:style-name="P9">ArrayList&lt;Integer&gt; ventas1 = new ArrayList(ventas);</text:p>
      <text:p text:style-name="P2"><text:span text:style-name="T50"><draw:frame draw:style-name="fr1" draw:name="gráficos3" text:anchor-type="as-char" svg:width="16.171cm" svg:height="3.605cm" draw:z-index="2"><draw:image xlink:href="https://2.bp.blogspot.com/-y4pvIwSyvLc/UMn6gSUdSHI/AAAAAAAAAH4/YOvFRxtJt_s/s1600/ArrayList-java-3.JPG" xlink:type="simple" xlink:show="embed" xlink:actuate="onLoad"/></draw:frame></text:span><text:a xlink:type="simple" xlink:href="http://2.bp.blogspot.com/-y4pvIwSyvLc/UMn6gSUdSHI/AAAAAAAAAH4/YOvFRxtJt_s/s1600/ArrayList-java-3.JPG" text:style-name="Internet_20_link" text:visited-style-name="Visited_20_Internet_20_Link"><text:span text:style-name="T50"> </text:span></text:a><text:a xlink:type="simple" xlink:href="http://2.bp.blogspot.com/-y4pvIwSyvLc/UMn6gSUdSHI/AAAAAAAAAH4/YOvFRxtJt_s/s1600/ArrayList-java-3.JPG" text:style-name="Internet_20_link" text:visited-style-name="Visited_20_Internet_20_Link"><text:span text:style-name="Internet_20_link"><text:span text:style-name="T50"><text:s text:c="4"/></text:span></text:span></text:a></text:p>
      <text:p text:style-name="P5"/>
      <text:p text:style-name="P16">ARRAYLIST COMO PARÁMETRO DE UN MÉTODO</text:p>
      <text:p text:style-name="P5">Un ArrayList puede ser usado como parámetro de un método. Además un método puede devolver un ArrayList mediante la sentencia return.</text:p>
      <text:p text:style-name="P13"><text:span text:style-name="T9">Ejemplo: </text:span><text:span text:style-name="T29">Método que recibe un ArrayList de String y lo modifica invirtiendo su contenido:</text:span></text:p>
      <text:p text:style-name="P18">import java.util.*;</text:p>
      <text:p text:style-name="P15"/>
      <text:p text:style-name="P6">public class ArrayList4 {</text:p>
      <text:p text:style-name="P6"/>
      <text:p text:style-name="P14"><text:soft-page-break/></text:p>
      <text:p text:style-name="P13"><text:span text:style-name="T39"><text:s/></text:span><text:span text:style-name="T34">public static void main(String[] args) {</text:span></text:p>
      <text:p text:style-name="P19"><text:span text:style-name="T39"><text:s text:c="2"/></text:span><text:span text:style-name="T34">ArrayList&lt;String&gt; nombres = new ArrayList();</text:span></text:p>
      <text:p text:style-name="P19"><text:span text:style-name="T39"><text:s text:c="2"/></text:span><text:span text:style-name="T36">nombres.add("Ana");</text:span></text:p>
      <text:p text:style-name="P19"><text:span text:style-name="T17"><text:s text:c="2"/></text:span><text:span text:style-name="T36">nombres.add("Luisa");</text:span></text:p>
      <text:p text:style-name="P19"><text:span text:style-name="T17"><text:s text:c="2"/></text:span><text:span text:style-name="T36">nombres.add("Felipe");</text:span></text:p>
      <text:p text:style-name="P19"><text:span text:style-name="T17"><text:s text:c="2"/></text:span><text:span text:style-name="T38">nombres.add("Pablo");</text:span></text:p>
      <text:p text:style-name="P19"><text:span text:style-name="T40"><text:s text:c="2"/></text:span><text:span text:style-name="T38">System.out.println(nombres);</text:span></text:p>
      <text:p text:style-name="P19"><text:span text:style-name="T40"><text:s text:c="2"/></text:span><text:span text:style-name="T38">nombres = invertir(nombres);</text:span></text:p>
      <text:p text:style-name="P19"><text:span text:style-name="T40"><text:s text:c="2"/></text:span><text:span text:style-name="T38">System.out.println(nombres);</text:span></text:p>
      <text:p text:style-name="P13"><text:span text:style-name="T40"><text:s/></text:span><text:span text:style-name="T34">}</text:span></text:p>
      <text:p text:style-name="P14"/>
      <text:p text:style-name="P13"><text:span text:style-name="T39"><text:s/></text:span><text:span text:style-name="T34">public static ArrayList&lt;String&gt; invertir(ArrayList&lt;String&gt; nombres) {</text:span></text:p>
      <text:p text:style-name="P19"><text:span text:style-name="T39"><text:s text:c="2"/></text:span><text:span text:style-name="T12">// Crea una lista para el resultado del método</text:span></text:p>
      <text:p text:style-name="P19"><text:span text:style-name="T17"><text:s text:c="2"/></text:span><text:span text:style-name="T34">ArrayList&lt;String&gt; resultado = new ArrayList();</text:span></text:p>
      <text:p text:style-name="P19"><text:span text:style-name="T39"><text:s text:c="2"/></text:span><text:span text:style-name="T12">// Recorre la lista de nombres en orden inverso</text:span></text:p>
      <text:p text:style-name="P19"><text:span text:style-name="T17"><text:s text:c="2"/></text:span><text:span text:style-name="T34">for (int i = nombres.size() - 1; i &gt;= 0; i--) {</text:span></text:p>
      <text:p text:style-name="P19"><text:span text:style-name="T39"><text:s text:c="4"/></text:span><text:span text:style-name="T12">// Añade cada nombre al resultado</text:span></text:p>
      <text:p text:style-name="P19"><text:span text:style-name="T17"><text:s text:c="4"/></text:span><text:span text:style-name="T36">resultado.add(nombres.get(i));</text:span></text:p>
      <text:p text:style-name="P19"><text:span text:style-name="T17"><text:s text:c="2"/></text:span><text:span text:style-name="T36">}</text:span></text:p>
      <text:p text:style-name="P19"><text:span text:style-name="T17"><text:s text:c="2"/></text:span><text:span text:style-name="T36">return resultado;</text:span></text:p>
      <text:p text:style-name="P13"><text:span text:style-name="T17"><text:s/></text:span><text:span text:style-name="T36">}</text:span></text:p>
      <text:p text:style-name="P7">}</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style:font-family-generic="swiss" style:font-pitch="fixed"/>
    <style:font-face style:name="SimSun1" svg:font-family="SimSun, 宋体"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cm" fo:margin-bottom="0cm" fo:line-height="10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Heading_20_3" style:display-name="Heading 3" style:family="paragraph" style:parent-style-name="Header" style:next-style-name="Text_20_body" style:default-outline-level="3" style:class="text">
      <style:text-properties style:font-name="Times New Roman" fo:font-size="14pt" fo:font-weight="bold" style:font-name-asian="SimSun1"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r </meta:initial-creator>
    <meta:creation-date>2018-10-15T17:56:00</meta:creation-date>
    <dc:date>2022-01-26T18:31:50.99</dc:date>
    <meta:editing-cycles>8</meta:editing-cycles>
    <meta:editing-duration>PT1H38M41S</meta:editing-duration>
    <meta:generator>OpenOffice/4.1.10$Win32 OpenOffice.org_project/4110m2$Build-9807</meta:generator>
    <meta:document-statistic meta:table-count="1" meta:image-count="3" meta:object-count="0" meta:page-count="7" meta:paragraph-count="169" meta:word-count="944" meta:character-count="6883"/>
  </office:meta>
</office:document-meta>
</file>